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3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4" style:family="paragraph" style:parent-style-name="Standard">
      <style:text-properties style:font-name="Arial" fo:font-weight="bold" officeooo:rsid="000db595" officeooo:paragraph-rsid="000db595" style:font-weight-asian="bold" style:font-weight-complex="bold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P6" style:family="paragraph" style:parent-style-name="Standard">
      <style:text-properties style:font-name="Arial" officeooo:rsid="000db595" officeooo:paragraph-rsid="000db595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weetfire Chicken Breast</text:p>
      <text:p text:style-name="P3"/>
      <text:p text:style-name="P1"/>
      <text:p text:style-name="P1"><text:span text:style-name="T1">Amount</text:span><text:tab/><text:tab/><text:span text:style-name="T1">Ingredient</text:span></text:p>
      <text:p text:style-name="P6">1 lb<text:tab/><text:tab/><text:tab/>Chicken Breast</text:p>
      <text:p text:style-name="P6">3 <text:tab/><text:tab/><text:tab/>Eggs</text:p>
      <text:p text:style-name="P6">1 tsp<text:tab/><text:tab/><text:tab/>Fish Sauce</text:p>
      <text:p text:style-name="P6">1 tbsp<text:tab/><text:tab/><text:tab/>Mirin</text:p>
      <text:p text:style-name="P6">1 ½ tbsp<text:tab/><text:tab/>Hoisin</text:p>
      <text:p text:style-name="P6">½ cup<text:tab/><text:tab/><text:tab/>Flour</text:p>
      <text:p text:style-name="P6">¼ cup<text:tab/><text:tab/>each<text:tab/>cornstarch</text:p>
      <text:p text:style-name="P6"><text:tab/><text:tab/><text:tab/>rice flour</text:p>
      <text:p text:style-name="P1"/>
      <text:p text:style-name="P2">Cooking Instructions:</text:p>
      <text:p text:style-name="P6">Cut chicken into cubes</text:p>
      <text:p text:style-name="P6">Mix eggs with fish sauce, mirin, and hoisin.</text:p>
      <text:p text:style-name="P6">Add chicken to egg mixture and coat well</text:p>
      <text:p text:style-name="P6">Combine fours</text:p>
      <text:p text:style-name="P6">Remove chicken from eggs, one at a time, shaking off extra egg, and coat with flour.</text:p>
      <text:p text:style-name="P6">Place chicken on a sheet pan until all chicken is coated in flour.</text:p>
      <text:p text:style-name="P6">Deep fry chicken in small batches until golden brown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5:52:37.363000000</meta:creation-date>
    <meta:editing-duration>PT10S</meta:editing-duration>
    <meta:editing-cycles>2</meta:editing-cycles>
    <meta:generator>LibreOffice/6.1.4.2$Windows_X86_64 LibreOffice_project/9d0f32d1f0b509096fd65e0d4bec26ddd1938fd3</meta:generator>
    <dc:date>2019-10-14T16:03:17.687000000</dc:date>
    <meta:document-statistic meta:table-count="0" meta:image-count="0" meta:object-count="0" meta:page-count="1" meta:paragraph-count="18" meta:word-count="93" meta:character-count="511" meta:non-whitespace-character-count="419"/>
  </office:meta>
</office:document-meta>
</file>